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1cm"/>
    </style:style>
    <style:style style:name="gr2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3" style:family="graphic" style:parent-style-name="standard">
      <style:graphic-properties svg:stroke-width="0.03cm" svg:stroke-color="#b2b2b2" draw:marker-start-width="0.25cm" draw:marker-end-width="0.25cm" draw:fill="none" draw:textarea-horizontal-align="justify" draw:textarea-vertical-align="middle" draw:auto-grow-height="false" fo:min-height="5.02cm" fo:min-width="5.47cm" fo:padding-top="0.14cm" fo:padding-bottom="0.14cm" fo:padding-left="0.265cm" fo:padding-right="0.265cm"/>
    </style:style>
    <style:style style:name="gr4" style:family="graphic" style:parent-style-name="objectwithoutfill">
      <style:graphic-properties svg:stroke-width="0.03cm" svg:stroke-color="#000000" draw:marker-start-width="0.25cm" draw:marker-end-width="0.25cm" draw:fill="none" draw:textarea-vertical-align="middle" fo:padding-top="0.14cm" fo:padding-bottom="0.14cm" fo:padding-left="0.265cm" fo:padding-right="0.265cm"/>
    </style:style>
    <style:style style:name="gr5" style:family="graphic" style:parent-style-name="objectwithoutfill">
      <style:graphic-properties svg:stroke-width="0.03cm" svg:stroke-color="#000000" draw:marker-start-width="0.25cm" draw:marker-end="Linienspitzen_20_1" draw:marker-end-width="0.2cm" draw:fill="none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7" style:family="graphic" style:parent-style-name="standard">
      <style:graphic-properties svg:stroke-width="0.03cm" svg:stroke-color="#000000" draw:marker-start-width="0.25cm" draw:marker-end-width="0.25cm" draw:fill-color="#000000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8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0.52cm" fo:min-width="1.6cm" fo:padding-top="0.14cm" fo:padding-bottom="0.14cm" fo:padding-left="0.265cm" fo:padding-right="0.265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5cm" svg:height="0.06cm" svg:x="5.55cm" svg:y="3.89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0.06cm" svg:x="5.55cm" svg:y="4.19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$C$§svg§600§TRUE§</svg:desc>
          <draw:g>
            <draw:path draw:style-name="gr2" draw:text-style-name="P2" draw:layer="layout" svg:width="0.295cm" svg:height="0.304cm" svg:x="6.484cm" svg:y="3.417cm" svg:viewBox="0 0 296 305" svg:d="M296 5c0-3-1-5-5-5-1 0-1 0-6 5-10 11-20 21-30 32-3-6-22-37-69-37-93 0-186 93-186 190 0 70 49 115 112 115 37 0 68-17 91-36 39-35 45-73 45-74 0-4-3-4-4-4-3 0-5 0-5 4-4 12-15 42-43 67-29 23-55 30-77 30-38 0-82-22-82-87 0-24 10-93 51-142 25-30 65-50 102-50 43 0 67 32 67 81 0 17-2 17-2 21s5 5 8 5c4 0 4-2 7-9 9-35 17-71 26-106z">
              <text:p/>
            </draw:path>
          </draw:g>
        </draw:g>
        <draw:custom-shape draw:style-name="gr3" draw:text-style-name="P3" draw:layer="layout" svg:width="6cm" svg:height="5.3cm" svg:x="2cm" svg:y="1.25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6.342cm" svg:y1="3.9cm" svg:x2="6.342cm" svg:y2="2.3cm">
          <text:p/>
        </draw:line>
        <draw:line draw:style-name="gr4" draw:text-style-name="P3" draw:layer="layout" svg:x1="1.403cm" svg:y1="5.801cm" svg:x2="8.503cm" svg:y2="5.801cm">
          <text:p/>
        </draw:line>
        <draw:g>
          <svg:title>TexMaths</svg:title>
          <svg:desc>12§latex§$U_{E}$§svg§600§TRUE§</svg:desc>
          <draw:g>
            <draw:path draw:style-name="gr2" draw:text-style-name="P2" draw:layer="layout" svg:width="0.29cm" svg:height="0.294cm" svg:x="0.586cm" svg:y="3.865cm" svg:viewBox="0 0 291 295" svg:d="M238 44c4-17 12-30 46-31 1 0 7 0 7-8-2-2 0-5-6-5-13 0-29 1-43 1-15 0-30-1-43-1-3 0-7 0-7 8 0 5 3 5 7 5 24 0 28 10 28 18 0 1-1 8-1 10-13 49-25 99-38 149-14 56-62 92-104 92-29 0-52-18-52-54 0-1 0-14 5-33 14-54 27-109 41-163 3-14 5-19 35-19 10 0 14 0 14-8 0-5-5-5-6-5-11 0-42 1-53 1-13 0-43-1-55-1-3 0-7 0-7 8 0 5 4 5 11 5 1 0 9 0 17 1 7 0 10 2 10 6 0 3-4 21-7 30-3 13-5 25-8 37-5 17-24 96-27 103-2 12-2 19-2 25 0 50 38 80 81 80 54 0 106-48 120-103 12-49 25-98 37-148z">
              <text:p/>
            </draw:path>
            <draw:path draw:style-name="gr2" draw:text-style-name="P2" draw:layer="layout" svg:width="0.226cm" svg:height="0.199cm" svg:x="0.865cm" svg:y="4.014cm" svg:viewBox="0 0 227 200" svg:d="M212 132c2-4 1-4 2-5 0-3-1-5-6-5-1 0-1 0-2 1s-1 1-5 9c-19 43-35 57-82 57-17 0-33 0-50 0-9 0-9 0-9-2s0-3 1-8c6-26 13-51 19-77 11 0 23 0 34 0 22 0 26 3 26 13 0 3-1 8-2 13 0 2 0 2 0 4 1 1 0 3 4 3s5-1 6-6c6-21 11-43 16-64 1-4 1-3 1-4 0-4-2-5-5-5-4 0-4 1-6 9-6 22-15 26-40 26-10 0-20 0-30 0 5-23 11-46 17-69 2-10 2-11 15-11 16 0 32 0 48 0 38 0 48 8 48 34 0 8-1 16-1 18 0 3 1 5 4 5 5 0 5-2 6-8 2-17 4-34 5-50 1-10-1-10-8-10-54 0-108 0-162 0-6 0-9 0-9 7 0 4 3 4 9 4 5 0 6 0 12 1 5 0 6 1 6 4 0 2-1 4-1 7-13 51-26 102-38 153-4 11-4 13-27 13-4 0-8 0-8 6 0 5 4 5 8 5 56 0 111 0 167 0 7 0 7 0 9-6 10-21 19-42 28-62z">
              <text:p/>
            </draw:path>
          </draw:g>
        </draw:g>
        <draw:line draw:style-name="gr5" draw:text-style-name="P3" draw:layer="layout" svg:x1="1.32cm" svg:y1="2.622cm" svg:x2="1.32cm" svg:y2="5.471cm">
          <text:p/>
        </draw:line>
        <draw:g>
          <svg:title>TexMaths</svg:title>
          <svg:desc>12§latex§$U_{A}$§svg§600§TRUE§</svg:desc>
          <draw:g>
            <draw:path draw:style-name="gr2" draw:text-style-name="P2" draw:layer="layout" svg:width="0.29cm" svg:height="0.294cm" svg:x="8.787cm" svg:y="3.866cm" svg:viewBox="0 0 291 295" svg:d="M238 44c5-17 12-30 46-31 2 0 7 0 7-8-2-2 0-5-6-5-13 0-28 1-42 1s-30-1-44-1c-3 0-7 0-7 8 0 5 3 5 7 5 24 0 29 10 29 18 0 1-2 8-2 10-12 49-25 99-38 149-14 56-62 92-104 92-29 0-52-18-52-54 0-1 0-14 5-33 14-54 27-109 41-163 3-14 5-19 35-19 12 0 14 0 14-8 0-5-4-5-6-5-11 0-42 1-53 1-13 0-43-1-55-1-3 0-7 0-7 8 0 5 4 5 11 5 1 0 9 0 17 1 7 0 10 2 10 6 0 3-4 21-7 30-3 13-5 25-8 37-5 17-24 96-27 103-2 12-2 19-2 25 0 50 38 80 83 80 52 0 104-48 118-103 13-49 25-98 37-148z">
              <text:p/>
            </draw:path>
            <draw:path draw:style-name="gr2" draw:text-style-name="P2" draw:layer="layout" svg:width="0.221cm" svg:height="0.208cm" svg:x="9.062cm" svg:y="4.006cm" svg:viewBox="0 0 222 209" svg:d="M43 173c-9 17-19 24-37 25-2 0-6 0-6 6 0 4 2 5 4 5 8 0 18-1 25-1 9 0 21 1 31 1 1 0 6 0 6-7 0-4-5-4-6-4-3 0-12-1-12-8 0-3 2-8 4-12 7-12 15-24 23-36 28 0 56 0 84 0 3 17 5 33 8 49-2 3-3 7-21 7-3 0-7 0-7 6 0 2 1 5 5 5 8 0 28-1 37-1 6 0 12 0 18 0 5 0 11 1 17 1 3 0 6-2 6-6 0-5-4-5-9-5-17 0-18-2-19-9-8-60-17-120-25-181-1-6-1-8-7-8s-7 2-10 7c-36 56-73 111-109 166zM83 132c20-32 40-64 61-96 5 32 9 64 14 96-25 0-50 0-75 0z">
              <text:p/>
            </draw:path>
          </draw:g>
        </draw:g>
        <draw:line draw:style-name="gr4" draw:text-style-name="P3" draw:layer="layout" svg:x1="1.351cm" svg:y1="2.297cm" svg:x2="8.551cm" svg:y2="2.297cm">
          <text:p/>
        </draw:line>
        <draw:g>
          <svg:title>TexMaths</svg:title>
          <svg:desc>12§latex§$I_{E}$§svg§600§TRUE§</svg:desc>
          <draw:g>
            <draw:path draw:style-name="gr2" draw:text-style-name="P2" draw:layer="layout" svg:width="0.194cm" svg:height="0.285cm" svg:x="2.183cm" svg:y="1.866cm" svg:viewBox="0 0 195 286" svg:d="M143 32c4-14 6-19 38-19 11 0 14 0 14-8 0-5-5-5-7-5-12 0-43 1-55 1s-43-1-56-1c-3 0-9 0-9 8 0 5 4 5 12 5 18 0 29 0 29 9 0 1 0 2 0 5-19 76-38 151-57 226-4 16-5 20-39 20-9 0-13 0-13 8 0 5 5 5 6 5 13 0 43-1 55-1 13 0 44 1 56 1 4 0 9 0 9-7 0-6-3-6-12-6-7 0-10 0-18 0-10-2-11-3-11-8 0-3 1-7 1-9 19-75 38-149 57-224z">
              <text:p/>
            </draw:path>
            <draw:path draw:style-name="gr2" draw:text-style-name="P2" draw:layer="layout" svg:width="0.227cm" svg:height="0.199cm" svg:x="2.373cm" svg:y="2.015cm" svg:viewBox="0 0 228 200" svg:d="M213 132c1-4 1-4 1-5 0-3 0-5-4-5-1 0-2 0-3 1s-1 1-5 9c-19 43-34 57-82 57-17 0-33 0-49 0-10 0-10 0-10-2s0-3 1-8c7-26 13-51 19-77 12 0 23 0 34 0 23 0 26 3 26 13 0 3-1 8-2 13 0 2 0 2 0 4 2 1 0 3 5 3 3 0 3-1 5-6 5-21 11-43 16-64 2-4 1-3 2-4 0-4-3-5-5-5-5 0-5 1-6 9-7 22-16 26-41 26-10 0-21 0-31 0 6-23 12-46 18-69 2-10 2-11 15-11 16 0 32 0 48 0 39 0 48 8 48 34 0 8-1 16-1 18 0 3 1 5 5 5 5 0 5-2 6-8 1-17 3-34 5-50 1-10-2-10-9-10-54 0-108 0-161 0-6 0-10 0-10 7 0 4 4 4 10 4 4 0 5 0 10 1 6 0 7 1 7 4 0 2-1 4-1 7-12 51-25 102-38 153-4 11-4 13-26 13-6 0-10 0-10 6 0 5 4 5 10 5 55 0 111 0 166 0 7 0 7 0 10-6 9-21 18-42 27-62z">
              <text:p/>
            </draw:path>
          </draw:g>
        </draw:g>
        <draw:line draw:style-name="gr5" draw:text-style-name="P3" draw:layer="layout" svg:x1="8.62cm" svg:y1="2.615cm" svg:x2="8.62cm" svg:y2="5.464cm">
          <text:p/>
        </draw:line>
        <draw:g>
          <svg:title>TexMaths</svg:title>
          <svg:desc>12§latex§$I_{E}=I_{A}$§svg§600§TRUE§</svg:desc>
          <draw:g>
            <draw:path draw:style-name="gr2" draw:text-style-name="P2" draw:layer="layout" svg:width="0.193cm" svg:height="0.285cm" svg:x="5.62cm" svg:y="1.868cm" svg:viewBox="0 0 194 286" svg:d="M143 32c3-15 6-19 38-19 11 0 13 0 13-8 0-5-3-5-6-5-12 0-43 1-55 1-13 0-43-1-56-1-3 0-9 0-9 8 0 5 4 5 12 5 18 0 29 0 29 9 0 1 0 2 0 5-19 76-38 151-57 226-4 16-5 21-39 21-9 0-13 0-13 8 0 4 5 4 6 4 12 0 43-2 55-2 13 0 45 2 57 2 3 0 8 0 8-8 0-4-4-4-12-4s-10 0-18-1c-10-2-11-3-11-8 0-3 1-7 1-9 19-75 38-149 57-224z">
              <text:p/>
            </draw:path>
            <draw:path draw:style-name="gr2" draw:text-style-name="P2" draw:layer="layout" svg:width="0.227cm" svg:height="0.199cm" svg:x="5.811cm" svg:y="2.017cm" svg:viewBox="0 0 228 200" svg:d="M213 131c2-3 1-3 2-4 0-3-2-5-5-5-1 0-1 0-3 1-1 1-1 1-4 10-20 42-35 56-83 56-16 0-33 0-49 0-10 0-10 0-10-3 0-1 0-2 1-6 7-26 13-52 20-78 11 0 22 0 33 0 23 0 26 3 26 13 0 3-1 8-2 13 0 2 0 2 0 3 0 2 0 5 5 5 3 0 3-2 5-7 5-21 11-43 16-64 2-4 1-3 2-4 0-4-3-5-6-5-4 0-4 1-5 9-7 22-16 26-41 26-10 0-21 0-31 0 6-23 12-46 18-69 2-10 2-11 16-11 15 0 31 0 47 0 39 0 48 8 48 34 0 8-1 16-1 18 0 3 1 5 5 5 5 0 5-2 6-8 2-17 3-34 5-50 1-10-1-10-9-10-54 0-107 0-161 0-6 0-10 0-10 7 0 4 4 4 10 4 4 0 6 0 10 1 6 0 8 1 8 4 0 2-2 4-2 7-12 51-25 102-38 153-4 10-4 13-26 13-6 0-10 0-10 7 0 4 4 4 10 4 55 0 111 0 166 0 7 0 7 0 10-5 9-21 18-42 27-64z">
              <text:p/>
            </draw:path>
            <draw:path draw:style-name="gr2" draw:text-style-name="P2" draw:layer="layout" svg:width="0.278cm" svg:height="0.097cm" svg:x="6.216cm" svg:y="2.001cm" svg:viewBox="0 0 279 98" svg:d="M265 17c6 0 14 0 14-9 0-8-8-8-13-8-84 0-168 0-253 0-6 0-13 0-13 8 0 9 7 9 14 9 84 0 167 0 251 0zM266 98c5 0 13 0 13-8 0-9-8-9-14-9-84 0-167 0-251 0-7 0-14 0-14 9 0 8 7 8 13 8 85 0 169 0 253 0z">
              <text:p/>
            </draw:path>
            <draw:path draw:style-name="gr2" draw:text-style-name="P2" draw:layer="layout" svg:width="0.193cm" svg:height="0.285cm" svg:x="6.651cm" svg:y="1.868cm" svg:viewBox="0 0 194 286" svg:d="M143 32c3-15 4-19 38-19 10 0 13 0 13-8 0-5-5-5-6-5-12 0-43 1-56 1-12 0-43-1-55-1-4 0-9 0-9 8 0 5 4 5 12 5 17 0 29 0 29 9 0 1 0 2-1 5-19 76-38 151-56 226-4 16-5 21-39 21-9 0-13 0-13 8 0 4 5 4 6 4 12 0 43-2 55-2s43 2 57 2c3 0 8 0 8-8 0-4-4-4-13-4-7 0-10 0-18-1-9-2-11-3-11-8 0-3 1-7 2-9 19-75 38-149 57-224z">
              <text:p/>
            </draw:path>
            <draw:path draw:style-name="gr2" draw:text-style-name="P2" draw:layer="layout" svg:width="0.221cm" svg:height="0.208cm" svg:x="6.838cm" svg:y="2.008cm" svg:viewBox="0 0 222 209" svg:d="M44 175c-10 15-20 22-37 23-3 0-7 0-7 6 0 4 2 5 4 5 8 0 18-1 26-1s20 1 30 1c1 0 6 0 6-6 0-5-4-5-5-5-2 0-13-1-13-8 0-4 2-8 4-12 8-12 16-24 24-36 28 0 55 0 83 0 3 17 5 33 8 49-2 3-3 7-21 7-3 0-7 0-7 8 0 1 1 3 5 3 8 0 29-1 38-1 5 0 12 0 17 0 6 1 12 1 17 1 3 0 6-2 6-6 0-5-4-5-9-5-16 0-18-2-18-9-8-60-17-120-26-181-1-6-1-8-7-8s-7 2-10 7c-36 56-72 112-108 168zM83 131c21-31 41-63 62-95 4 32 9 64 13 95-25 0-50 0-75 0z">
              <text:p/>
            </draw:path>
          </draw:g>
        </draw:g>
        <draw:custom-shape draw:style-name="gr6" draw:text-style-name="P4" draw:layer="layout" svg:width="0.2cm" svg:height="0.2cm" svg:x="1.217cm" svg:y="2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cm" svg:height="0.2cm" svg:x="1.218cm" svg:y="5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cm" svg:height="0.2cm" svg:x="8.518cm" svg:y="2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cm" svg:height="0.2cm" svg:x="8.519cm" svg:y="5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6.24cm" svg:y="2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6.24cm" svg:y="5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6.342cm" svg:y1="5.8cm" svg:x2="6.342cm" svg:y2="4.2cm">
          <text:p/>
        </draw:line>
        <draw:custom-shape draw:style-name="gr8" draw:text-style-name="P4" draw:layer="layout" svg:width="2.13cm" svg:height="0.8cm" svg:x="3.055cm" svg:y="1.89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$R$§svg§600§TRUE§</svg:desc>
          <draw:g>
            <draw:path draw:style-name="gr2" draw:text-style-name="P2" draw:layer="layout" svg:width="0.298cm" svg:height="0.294cm" svg:x="3.984cm" svg:y="2.159cm" svg:viewBox="0 0 299 295" svg:d="M140 29c2-10 4-15 12-16 4 0 17 0 25 0 30 0 77 0 77 42 0 13-8 43-23 58-11 11-34 26-71 26-16 0-32 0-48 0 10-37 19-74 28-110zM200 143c43-9 92-38 92-80 0-37-37-63-92-63-40 0-80 0-120 0-8 0-12 0-12 8 0 5 4 5 12 5 1 0 9 0 16 1 8 0 12 2 12 6 0 3 0 4-3 9-18 75-36 149-55 224-5 17-6 19-38 19-8 0-12 0-12 9 0 4 4 3 6 4 12 0 41-1 53-1s41 1 53 1c3 0 9 0 9-8 0-5-4-5-12-5-16 0-28 0-28-7 0-2 2-5 2-7 9-37 18-74 27-111 17 0 34 0 50 0 39 0 46 24 46 38 0 6-4 19-6 29-3 12-6 27-6 36 0 45 49 45 55 45 36 0 50-42 50-48 0-5-3-3-5-5-3 0-5 3-6 5-9 31-28 38-38 38-13 0-17-8-17-25 0-13 4-34 5-47 1-6 1-15 1-20 0-32-27-45-39-50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7-30T12:56:05.807082432</dc:date>
    <meta:editing-duration>PT4H51M17S</meta:editing-duration>
    <meta:editing-cycles>50</meta:editing-cycles>
    <meta:generator>LibreOffice/7.3.7.2$Linux_X86_64 LibreOffice_project/30$Build-2</meta:generator>
    <meta:document-statistic meta:object-count="41"/>
  </office:meta>
</office:document-meta>
</file>